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5">
            <text:p>37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0">02/10/2022</text:date>, <text:time>17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6:20.84</meta:creation-date>
    <dc:date>2022-02-10T17:52:51</dc:date>
    <dc:creator>Patrick Carlberg</dc:creator>
    <meta:editing-duration>PT2M42S</meta:editing-duration>
    <meta:editing-cycles>5</meta:editing-cycles>
    <meta:generator>OpenOffice/4.1.10$Win32 OpenOffice.org_project/4110m2$Build-9807</meta:generator>
    <meta:document-statistic meta:table-count="3" meta:cell-count="16" meta:object-count="0"/>
  </office:meta>
</office:document-meta>
</file>